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2-12-17_07-46-4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2-12-17_03-04-36_000.jpg</text:p>
          </table:table-cell>
          <table:table-cell table:style-name="ce27" office:value-type="string">
            <text:p>:m :PHOTO 寝た時刻 / 2022 / オナニー、了、duration=2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2-12-17_07-47-00_000.jpg</text:p>
          </table:table-cell>
          <table:table-cell table:style-name="ce27" office:value-type="string">
            <text:p>:m / daylog メモ / partial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/ daylog メモ / partial / 2022">
            <text:p>:m / daylog メモ / partial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12-17_17-01-01_000.jpg</text:p>
          </table:table-cell>
          <table:table-cell table:style-name="ce27" office:value-type="string">
            <text:p>:m #*# / memo:other(m:other) / topic=習字, about=~,other=~,id=~,content=粒;間;相;互;作;蒸;発;融;解;直;結;合;圧;力;温;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#*# / memo:other(m:other) / topic=習字, about=~,other=~,id=~,content=粒;間;相;互;作;蒸;発;融;解;直;結;合;圧;力;温;">
            <text:p>:m #*# / memo:other(m:other) / topic=習字, about=~,other=~,id=~,content=粒;間;相;互;作;蒸;発;融;解;直;結;合;圧;力;温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2-17_07-46-46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12-17_13-38-4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string">
            <text:p>2022-12-17_07-56-38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2-17_00-35-35_000.jpg</text:p>
          </table:table-cell>
          <table:table-cell table:style-name="ce27" office:value-type="string">
            <text:p>:PHOTO 記録 / 経過記録；作ったもの / food=焼酎漬け / material=レモン：１（瓶の側面に貼った、目安線）；ディル：２；ローズマリー：２；ニンニク：２；生姜：２,liquor=麦焼酎：??ml,time=~,container=silver-cap-small / type=~,other=作り置きする：混合；底部に、沈殿物。発生：翌日、朝には、できていたか。ゲル状ではない。細かい粒が、集まっている。揺らすと、動く。沈殿層と液層との堺：平坦ではない。丘が連なっているような。層同士の境界面自体は、平坦ではないが、目で見て、截然[せつぜん]としている。,id=2022-12-17_00-35-35_000.jpg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PHOTO 記録 / 経過記録；作ったもの / food=焼酎漬け / material=レモン：１（瓶の側面に貼った、目安線）；ディル：２；ローズマリー：２；ニンニク：２；生姜：２,liquor=麦焼酎：??ml,time=~,container=silver-cap-small / type=~,other=作り置きする：混合；底部に、沈殿物。発生：翌日、朝には、できていたか。ゲル状ではない。細かい粒が、集まっている。揺らすと、動く。沈殿層と液層との堺：平坦ではない。丘が連なっているような。層同士の境界面自体は、平坦ではないが、目で見て、截然[せつぜん]としている。,id=2022-12-17_00-35-35_000.jpg">
            <text:p>:PHOTO 記録 / 経過記録；作ったもの / food=焼酎漬け / material=レモン：１（瓶の側面に貼った、目安線）；ディル：２；ローズマリー：２；ニンニク：２；生姜：２,liquor=麦焼酎：??ml,time=~,container=silver-cap-small / type=~,other=作り置きする：混合；底部に、沈殿物。発生：翌日、朝には、できていたか。ゲル状ではない。細かい粒が、集まっている。揺らすと、動く。沈殿層と液層との堺：平坦ではない。丘が連なっているような。層同士の境界面自体は、平坦ではないが、目で見て、截然[せつぜん]としている。,id=2022-12-17_00-35-35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12-17_09-24-12_000.jpg</text:p>
          </table:table-cell>
          <table:table-cell table:style-name="ce27" office:value-type="string">
            <text:p>:m #*# RES / JVEMV6 64#67_1_gakuji / 『論語 学而』 著者=~,校注=~ / p.22 / w=千乗,topic=~,publisher=明治書院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#*# RES / JVEMV6 64#67_1_gakuji / 『論語 学而』 著者=~,校注=~ / p.22 / w=千乗,topic=~,publisher=明治書院,other=~">
            <text:p>:m #*# RES / JVEMV6 64#67_1_gakuji / 『論語 学而』 著者=~,校注=~ / p.22 / w=千乗,topic=~,publisher=明治書院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2-17_13-41-45_000.jpg</text:p>
          </table:table-cell>
          <table:table-cell table:style-name="ce27" office:value-type="string">
            <text:p>:m 記録 / 身体 / 全身像 / 顔 / 様子 / time=夜；occasion=お祈りしたあと：昼食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記録 / 身体 / 全身像 / 顔 / 様子 / time=夜；occasion=お祈りしたあと：昼食">
            <text:p>:m 記録 / 身体 / 全身像 / 顔 / 様子 / time=夜；occasion=お祈りしたあと：昼食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2-12-17_17-00-29_000.jpg</text:p>
          </table:table-cell>
          <table:table-cell table:style-name="ce27" office:value-type="string">
            <text:p>:m RES 1-2*3 / free# JVEMV6 83#_63:1 / 83. chemistry / topics=『読み物　物理化学』：化学結合,w=イオン結合,s=~,i=~,other=found+:圧力：３態間での変化;memo+:イオン結合。力の向き。結合エネルギー,next=~,doc=r-1-1~1.3:p.19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1-2*3 / free# JVEMV6 83#_63:1 / 83. chemistry / topics=『読み物　物理化学』：化学結合,w=イオン結合,s=~,i=~,other=found+:圧力：３態間での変化;memo+:イオン結合。力の向き。結合エネルギー,next=~,doc=r-1-1~1.3:p.19">
            <text:p>:m RES 1-2*3 / free# JVEMV6 83#_63:1 / 83. chemistry / topics=『読み物　物理化学』：化学結合,w=イオン結合,s=~,i=~,other=found+:圧力：３態間での変化;memo+:イオン結合。力の向き。結合エネルギー,next=~,doc=r-1-1~1.3:p.19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2-12-17_17-00-43_000.jpg</text:p>
          </table:table-cell>
          <table:table-cell table:style-name="ce27" office:value-type="string">
            <text:p>:m RES 3*3 / free# JVEMV6 83#_63:1 / 83. chemistry / topics=『読み物　物理化学』：化学結合,w=イオン結合,s=~,i=~,other=memo+:結晶：結合エネルギー：計算,next=~,doc=r-1-1~1.3:p.19</text:p>
          </table:table-cell>
          <table:table-cell table:style-name="ce20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RES 3*3 / free# JVEMV6 83#_63:1 / 83. chemistry / topics=『読み物　物理化学』：化学結合,w=イオン結合,s=~,i=~,other=memo+:結晶：結合エネルギー：計算,next=~,doc=r-1-1~1.3:p.19">
            <text:p>:m RES 3*3 / free# JVEMV6 83#_63:1 / 83. chemistry / topics=『読み物　物理化学』：化学結合,w=イオン結合,s=~,i=~,other=memo+:結晶：結合エネルギー：計算,next=~,doc=r-1-1~1.3:p.19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8">2022/12/18</text:date>, <text:time>12:10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8T12:10:31.08</dc:date>
    <dc:creator>iwabuchi ken</dc:creator>
    <meta:editing-duration>P51DT23H57M32S</meta:editing-duration>
    <meta:editing-cycles>16734</meta:editing-cycles>
    <meta:document-statistic meta:table-count="2" meta:cell-count="920" meta:object-count="0"/>
    <meta:user-defined meta:name="qrichtext">1</meta:user-defined>
  </office:meta>
</office:document-meta>
</file>